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E837A4060DD1560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7cm" table:align="margins" style:may-break-between-rows="false"/>
    </style:style>
    <style:style style:name="Articulado.A" style:family="table-column">
      <style:table-column-properties style:column-width="1.799cm" style:rel-column-width="6935*"/>
    </style:style>
    <style:style style:name="Articulado.B" style:family="table-column">
      <style:table-column-properties style:column-width="15.201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79c11" officeooo:paragraph-rsid="00379c11"/>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2"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3b4854" style:font-size-asian="12pt" style:font-style-asian="normal" style:font-weight-asian="normal" style:font-name-complex="Nimbus Roman No9 L2" style:font-size-complex="12pt" style:font-style-complex="normal" style:font-weight-complex="normal" style:text-overline-style="none" style:text-overline-color="font-color"/>
    </style:style>
    <style:style style:name="P8" style:family="paragraph" style:parent-style-name="Título_20_general">
      <style:text-properties style:font-name="Nimbus Roman No9 L1" fo:font-size="12pt" style:font-size-asian="12pt" style:font-size-complex="12pt"/>
    </style:style>
    <style:style style:name="P9" style:family="paragraph" style:parent-style-name="Texto_20_normas">
      <style:paragraph-properties fo:margin-left="0cm" fo:margin-right="0cm" fo:text-indent="0cm" style:auto-text-indent="false"/>
      <style:text-properties style:font-name="Nimbus Roman No9 L1" fo:font-size="12pt" style:font-size-asian="12pt" style:font-size-complex="12pt"/>
    </style:style>
    <style:style style:name="P10" style:family="paragraph" style:parent-style-name="Texto_20_normas">
      <style:paragraph-properties fo:margin-top="0cm" fo:margin-bottom="0cm" loext:contextual-spacing="false"/>
      <style:text-properties style:font-name="Nimbus Roman No9 L1" fo:font-size="12pt" style:font-size-asian="12pt" style:font-size-complex="12pt"/>
    </style:style>
    <style:style style:name="P11" style:family="paragraph" style:parent-style-name="Texto_20_normas">
      <style:paragraph-properties fo:margin-top="0cm" fo:margin-bottom="0cm" loext:contextual-spacing="false"/>
      <style:text-properties style:font-name="Nimbus Roman No9 L1" fo:font-size="12pt" officeooo:rsid="003c554b" officeooo:paragraph-rsid="003c554b" style:font-size-asian="12pt" style:font-size-complex="12pt"/>
    </style:style>
    <style:style style:name="P12" style:family="paragraph" style:parent-style-name="Texto_20_normas">
      <style:paragraph-properties fo:margin-top="0cm" fo:margin-bottom="0cm" loext:contextual-spacing="false"/>
      <style:text-properties style:font-name="Nimbus Roman No9 L1" fo:font-size="12pt" officeooo:rsid="002323eb" officeooo:paragraph-rsid="002323eb" style:font-size-asian="12pt" style:font-size-complex="12pt"/>
    </style:style>
    <style:style style:name="P13" style:family="paragraph" style:parent-style-name="Títulos_20_normas">
      <style:paragraph-properties fo:margin-top="0cm" fo:margin-bottom="0cm" loext:contextual-spacing="false"/>
      <style:text-properties style:font-name="Nimbus Roman No9 L1" fo:font-size="12pt" style:font-size-asian="12pt" style:font-size-complex="12pt"/>
    </style:style>
    <style:style style:name="P14" style:family="paragraph" style:parent-style-name="Títulos_20_normas">
      <style:paragraph-properties fo:margin-top="0cm" fo:margin-bottom="0cm" loext:contextual-spacing="false"/>
      <style:text-properties style:font-name="Nimbus Roman No9 L1" fo:font-size="12pt" officeooo:rsid="002323eb" officeooo:paragraph-rsid="002323eb" style:font-size-asian="12pt" style:font-size-complex="12pt"/>
    </style:style>
    <style:style style:name="P15" style:family="paragraph" style:parent-style-name="Colaboradores">
      <style:paragraph-properties fo:margin-top="0cm" fo:margin-bottom="0cm" loext:contextual-spacing="false"/>
      <style:text-properties style:font-name="Nimbus Roman No9 L1" fo:font-size="12pt" style:font-size-asian="12pt" style:font-size-complex="12pt"/>
    </style:style>
    <style:style style:name="P16" style:family="paragraph" style:parent-style-name="Texto_20_articulado">
      <style:paragraph-properties fo:margin-top="0cm" fo:margin-bottom="0cm" loext:contextual-spacing="false"/>
      <style:text-properties style:font-name="Nimbus Roman No9 L1" fo:font-size="12pt" style:font-size-asian="12pt" style:font-size-complex="12pt"/>
    </style:style>
    <style:style style:name="P17" style:family="paragraph" style:parent-style-name="Texto_20_articulado">
      <style:paragraph-properties fo:margin-top="0cm" fo:margin-bottom="0cm" loext:contextual-spacing="false"/>
      <style:text-properties style:font-name="Nimbus Roman No9 L1" fo:font-size="12pt" officeooo:paragraph-rsid="003b4854" style:font-size-asian="12pt" style:font-size-complex="12pt"/>
    </style:style>
    <style:style style:name="P18" style:family="paragraph" style:parent-style-name="Descripción_20_Sintética" style:master-page-name="">
      <loext:graphic-properties draw:fill="none"/>
      <style:paragraph-properties fo:margin-left="5.5cm" fo:margin-right="0cm" fo:margin-top="0cm" fo:margin-bottom="0cm" loext:contextual-spacing="false" fo:text-align="justify" style:justify-single-word="false" fo:text-indent="-5.5cm" style:auto-text-indent="false" style:page-number="auto" fo:background-color="transparent">
        <style:tab-stops>
          <style:tab-stop style:position="6.001cm"/>
        </style:tab-stops>
      </style:paragraph-properties>
      <style:text-properties style:font-name="Nimbus Roman No9 L1" fo:font-size="12pt" officeooo:paragraph-rsid="002323eb" style:font-size-asian="12pt" style:font-size-complex="12pt"/>
    </style:style>
    <style:style style:name="P19" style:family="paragraph" style:parent-style-name="Descripción_20_Sintética">
      <loext:graphic-properties draw:fill="none"/>
      <style:paragraph-properties fo:margin-left="5.5cm" fo:margin-right="0cm" fo:margin-top="0cm" fo:margin-bottom="0cm" loext:contextual-spacing="false" fo:text-align="justify" style:justify-single-word="false" fo:text-indent="-5.5cm" style:auto-text-indent="false" fo:background-color="transparent">
        <style:tab-stops>
          <style:tab-stop style:position="6.001cm"/>
        </style:tab-stops>
      </style:paragraph-properties>
      <style:text-properties style:font-name="Nimbus Roman No9 L1" fo:font-size="12pt" officeooo:paragraph-rsid="002323eb" style:font-size-asian="12pt" style:font-size-complex="12pt"/>
    </style:style>
    <style:style style:name="P20" style:family="paragraph" style:parent-style-name="Autores" style:master-page-name="">
      <loext:graphic-properties draw:fill="none"/>
      <style:paragraph-properties fo:margin-left="2.2cm" fo:margin-right="0cm" fo:margin-top="0cm" fo:margin-bottom="0cm" loext:contextual-spacing="false" fo:text-align="justify" style:justify-single-word="false" fo:text-indent="-2.2cm" style:auto-text-indent="false" style:page-number="auto" fo:background-color="transparent">
        <style:tab-stops/>
      </style:paragraph-properties>
      <style:text-properties style:font-name="Nimbus Roman No9 L1" fo:font-size="12pt" style:font-size-asian="12pt" style:font-size-complex="12pt"/>
    </style:style>
    <style:style style:name="P21" style:family="paragraph" style:parent-style-name="Autores">
      <loext:graphic-properties draw:fill="none"/>
      <style:paragraph-properties fo:margin-left="2.2cm" fo:margin-right="0cm" fo:margin-top="0cm" fo:margin-bottom="0cm" loext:contextual-spacing="false" fo:text-align="justify" style:justify-single-word="false" fo:text-indent="-2.2cm" style:auto-text-indent="false" fo:background-color="transparent">
        <style:tab-stops/>
      </style:paragraph-properties>
      <style:text-properties style:font-name="Nimbus Roman No9 L1" fo:font-size="12pt" style:font-size-asian="12pt" style:font-size-complex="12pt"/>
    </style:style>
    <style:style style:name="P22" style:family="paragraph" style:parent-style-name="Leyenda_20_sanción">
      <style:text-properties style:font-name="Nimbus Roman No9 L1" fo:font-size="12pt" officeooo:paragraph-rsid="00283194" style:font-size-asian="12pt" style:font-size-complex="12pt"/>
    </style:style>
    <style:style style:name="P23" style:family="paragraph" style:parent-style-name="Leyenda_20_sanción">
      <style:text-properties style:font-name="Nimbus Roman No9 L1" fo:font-size="12pt" officeooo:rsid="00379c11" officeooo:paragraph-rsid="00379c11" style:font-size-asian="12pt" style:font-size-complex="12pt"/>
    </style:style>
    <style:style style:name="P24" style:family="paragraph" style:parent-style-name="Leyenda_20_aprobación">
      <style:text-properties style:font-name="Nimbus Roman No9 L1" fo:font-size="12pt" style:font-size-asian="12pt" style:font-size-complex="12pt"/>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79c11"/>
    </style:style>
    <style:style style:name="T7" style:family="text">
      <style:text-properties officeooo:rsid="003a94c0"/>
    </style:style>
    <style:style style:name="T8" style:family="text">
      <style:text-properties officeooo:rsid="003b4854"/>
    </style:style>
    <style:style style:name="T9" style:family="text">
      <style:text-properties officeooo:rsid="003c554b"/>
    </style:style>
    <style:style style:name="T10" style:family="text">
      <style:text-properties officeooo:rsid="003ce4e6"/>
    </style:style>
    <style:style style:name="T11" style:family="text">
      <style:text-properties officeooo:rsid="003e02b3"/>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ORDENANZA</text:span> N.º <text:span text:style-name="T9">3039-CM-19</text:span></text:p>
      <text:p text:style-name="P18">DESCRI<text:span text:style-name="T3">P</text:span>CIÓN SINTÉTICA: SE DECLARA CIUDADANOS ILUSTRES A VETERANOS Y CAÍDOS GUERRA DE MALVINAS E ISLAS DEL ATLÁNTICO SUR</text:p>
      <text:p text:style-name="P19"/>
      <text:p text:style-name="P13">ANTECEDENTES</text:p>
      <text:p text:style-name="P10"/>
      <text:p text:style-name="P10">Ley nacional 17531: Servicio militar.</text:p>
      <text:p text:style-name="P10"/>
      <text:p text:style-name="P10">Ley nacional 23118: Condecoraciones.</text:p>
      <text:p text:style-name="P10"/>
      <text:p text:style-name="P10">Ley nacional 24950: Héroes nacionales.</text:p>
      <text:p text:style-name="P10"/>
      <text:p text:style-name="P11">Ley 5207 de la Provincia de Río Negro. Distribución como Ciudadanos Ilustres de la Provincia a <text:span text:style-name="T11">los</text:span> <text:span text:style-name="T11">V</text:span>eteranos de <text:span text:style-name="T11">G</text:span>uerra Malvinas.</text:p>
      <text:p text:style-name="P11"/>
      <text:p text:style-name="P10">Resolución 1336/94: Créase el registro nacional de entidades de <text:span text:style-name="T11">V</text:span>eteranos de Guerra de Malvinas. </text:p>
      <text:p text:style-name="P10"/>
      <text:p text:style-name="P10">Carta Orgánica Municipal.</text:p>
      <text:p text:style-name="P10"/>
      <text:p text:style-name="P10">Ordenanza 1349-CM-03: Instituir en San Carlos de Bariloche, tipo y modalidad de distinciones, su registro y archivo.</text:p>
      <text:p text:style-name="P10"/>
      <text:p text:style-name="P14">FUNDAMENTOS</text:p>
      <text:p text:style-name="P12"/>
      <text:p text:style-name="P12">La <text:span text:style-name="T11">G</text:span>uerra de Malvinas es un hito histórico para nuestro país. 1982 es un año que como argentinos nunca olvidaremos. Nuestra historia está plasmada por cada uno de los actores que de manera individual o grupal fueron dejando su marca, y nuestros veteranos y caídos de Malvinas son uno de ellos. Hay quienes abandonaron su hogar y nunca volvieron y otros que s<text:span text:style-name="T11">í</text:span> lo hicieron pero con las secuelas que deja a su paso la guerra. </text:p>
      <text:p text:style-name="P12"/>
      <text:p text:style-name="P12">A 37 años de la finalización de la <text:span text:style-name="T11">G</text:span>uerra de Malvinas, nosotros como ciudadanos, como sociedad, como vecinos y vecinas, le debemos este reconocimiento a aquellos veteranos y caídos en el enfrentamiento, y a sus familias. Estos hombres arriesgaron y dejaron su vida para defender la soberanía nacional.</text:p>
      <text:p text:style-name="P12"/>
      <text:p text:style-name="P12"><text:soft-page-break/>El 30 de septiembre de 1984, la ley 23118 estableció: “Condecórase a todos los que lucharon en la guerra por la reivindicación territorial de las <text:span text:style-name="T11">I</text:span>slas Malvinas, Georgias y Sandwich del Sur, en las acciones bélicas del 2 de abril al 14 de junio de 1982, con una medalla y un diploma”. </text:p>
      <text:p text:style-name="P12"/>
      <text:p text:style-name="P12">Además se dictó la ley 24950 que declara "Héroes nacionales" a los combatientes argentinos fallecidos durante la <text:span text:style-name="T11">G</text:span>uerra de Malvinas, en el año 1982, en defensa de la soberanía nacional sobre las <text:span text:style-name="T11">I</text:span>slas del Atlántico Sur. </text:p>
      <text:p text:style-name="P12"/>
      <text:p text:style-name="P12">La ordenanza 1349-CM-03 crea la distinción Ciudadano Ilustre, para aquellas personas físicas, argentinas, nacidas en la ciudad de San Carlos de Bariloche o que hayan residido en ella durante diez años como mínimo y que se hayan destacado por la obra y la trayectoria desarrollada en el campo de la cultura, la ciencia, el deporte y la defensa de los derechos sostenidos por la Constitución Nacional, la Constitución Provincial y la Carta Orgánica Municipal. <text:s/></text:p>
      <text:p text:style-name="P12"/>
      <text:p text:style-name="P12">En este sentido, si hay personas que han defendido los derechos de los habitantes de nuestro país son aquellos que combatieron en la <text:span text:style-name="T11">G</text:span>uerra de Malvinas.</text:p>
      <text:p text:style-name="P12"/>
      <text:p text:style-name="P12">Es por lo expuesto, que creemos que este próximo 3 de mayo, aniversario de nuestra ciudad, es una ocasión especial para reconocer a los veteranos y caídos en la <text:span text:style-name="T11">G</text:span>uerra de Malvinas e Islas del Atlántico Sur.</text:p>
      <text:p text:style-name="P12"/>
      <text:p text:style-name="P20">AUTORES: Concejales Cristina Painefil, Diego Benítez, Gerardo Ávila, Carlos Sánchez y Puente, Claudia Contreras, Julia Fernández y Viviana Gela<text:span text:style-name="T7">i</text:span>n (JSB).</text:p>
      <text:p text:style-name="P21"/>
      <text:p text:style-name="P15">COLABORADORES: <text:s/><text:span text:style-name="T10">Centro de </text:span>Ex <text:span text:style-name="T11">Soldados C</text:span>ombatientes de Malvinas <text:span text:style-name="T10">en</text:span> Bariloche.</text:p>
      <text:p text:style-name="P24">El proyecto original N.º <text:span text:style-name="T8">1194</text:span>/<text:span text:style-name="T8">19, con las modificaciones introducidas, </text:span>fue aprobado en la sesión del día <text:span text:style-name="T10">25</text:span> de <text:span text:style-name="T10">abril</text:span> de 201<text:span text:style-name="T5">9</text:span>, según consta en el Acta N.º <text:span text:style-name="T10">1112</text:span>/<text:span text:style-name="T10">19</text:span>. Por ello, en ejercicio de las atribuciones que le otorga el Art. 38 de la Carta Orgánica Municipal,</text:p>
      <text:p text:style-name="P24"/>
      <text:p text:style-name="P24"/>
      <text:p text:style-name="P22"><text:soft-page-break/>EL CONCEJO MUNICIPAL DE SAN CARLOS DE BARILOCHE SANCIONA CON CARÁCTER DE </text:p>
      <text:p text:style-name="P23">ORDENANZA</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P16">Se declara <text:span text:style-name="T11">C</text:span>iudadanos <text:span text:style-name="T11">I</text:span>lustres a los veteranos de la <text:span text:style-name="T11">G</text:span>uerra de Malvinas e Islas del Atlántico Sur, que a continuación se detallan:</text:p>
            <text:p text:style-name="P16"/>
            <text:p text:style-name="P16">Aristegui Carlos Javier, <text:span text:style-name="T10">Arregui Héctor F., </text:span>Barrenechea Gustavo, Barrilin Raúl Atilio, Candia Carlos Roberto, Carriqueo José Argentino, <text:span text:style-name="T10">Cid Miguel H.,</text:span> Corbella Guillermo Enrique, Correa Martín Eloy, Charconet Juan Carlos, Delfino Oscar Pablo, Delgado Eduardo Héctor, Delorme Teodoro Alfredo, Domínguez Orlando Rubén, Dubourg Ernesto Ricardo, Estrada Horacio Antonio, Fernández Roberto Amado, Ferrero Andrés Antonio, Filartiga Sergio, Gómez Dante Néstor, <text:span text:style-name="T10">González</text:span> Jorge Adrián, Gough Juan Rolando, <text:span text:style-name="T10">Hamid Jorge O., </text:span>Herrera Marcelo Nicolás, Huck Jorge Luis, <text:span text:style-name="T10">Jara Agustín,</text:span> Jaramillo Luis Alfredo, Jaure Oscar, Maqueda Francisco José, Marín Emilio Juan, Navone Horacio Rubén, Nuñez Antonio César, Olivera Víctor Alejandro, Osycka Guillermo, Pablós Rubén Víctor, Pardini Reinaldo Rubén, Riquelme Eresmildo, Rodríguez José María, Rojas Luis Norberto, <text:span text:style-name="T10">Rosales Rene Arnaldo, Ruíz Díaz Víctor, San Martín Luis, </text:span>Seroni Luis Alberto, <text:span text:style-name="T10">Storti Oscar Alfredo, </text:span>Suárez Edgardo Hugo, Torchia Claudio, <text:span text:style-name="T10">Villanueva Ricardo, Vivanco Eulogio, Williams Alberto H., </text:span>Zubcko Santiago.</text:p>
            <text:p text:style-name="P16"/>
          </table:table-cell>
        </table:table-row>
        <table:table-row>
          <table:table-cell table:style-name="Articulado.A1" office:value-type="string">
            <text:p text:style-name="P6">Art. <text:span text:style-name="T4">2</text:span>°)</text:p>
          </table:table-cell>
          <table:table-cell table:style-name="Articulado.A1" office:value-type="string">
            <text:p text:style-name="P16">Se declara <text:span text:style-name="T11">C</text:span>iudadanos <text:span text:style-name="T11">I</text:span>lustres a los combatientes caídos en la Guerra de Malvinas, que a continuación se detallan:</text:p>
            <text:p text:style-name="P16"/>
            <text:p text:style-name="P16">Gorosito Héctor Omar, Jukic Daniel, Labalta Oscar, <text:s/>Olavarría Oscar.</text:p>
            <text:p text:style-name="P16"/>
          </table:table-cell>
        </table:table-row>
        <table:table-row>
          <table:table-cell table:style-name="Articulado.A1" office:value-type="string">
            <text:p text:style-name="P6">Art. <text:span text:style-name="T4">3</text:span>°)</text:p>
          </table:table-cell>
          <table:table-cell table:style-name="Articulado.A1" office:value-type="string">
            <text:p text:style-name="P16">Como testimonio de reconocimiento, el Intendente Municipal entregará a los mencionados en los artículos 1º y 2º, en sus figuras, o en la de sus familiares, un diploma y una medalla.</text:p>
            <text:p text:style-name="P16"/>
          </table:table-cell>
        </table:table-row>
        <table:table-row>
          <table:table-cell table:style-name="Articulado.A1" office:value-type="string">
            <text:p text:style-name="P7">Art. <text:span text:style-name="T8">4</text:span>°)</text:p>
          </table:table-cell>
          <table:table-cell table:style-name="Articulado.A1" office:value-type="string">
            <text:p text:style-name="P17">Comuníquese. Publíquese en el Boletín Oficial. Cumplido, archívese.</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79c11" officeooo:paragraph-rsid="00379c11"/>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ORDENANZA</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E837A4060DD15607.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21:24.639842788</meta:creation-date>
    <meta:generator>LibreOffice/5.1.6.2$Linux_X86_64 LibreOffice_project/10m0$Build-2</meta:generator>
    <meta:editing-duration>PT21M40S</meta:editing-duration>
    <meta:editing-cycles>7</meta:editing-cycles>
    <meta:initial-creator>Joaquín Pino Suarez</meta:initial-creator>
    <dc:date>2019-04-25T12:13:43.114865003</dc:date>
    <meta:document-statistic meta:table-count="2" meta:image-count="1" meta:object-count="0" meta:page-count="3" meta:paragraph-count="36" meta:word-count="779" meta:character-count="4988" meta:non-whitespace-character-count="4236"/>
  </office:meta>
</office:document-meta>
</file>